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25.4mm" fo:margin-right="0mm" fo:text-indent="0mm" style:auto-text-indent="false"/>
    </style:style>
    <style:style style:name="P3" style:family="paragraph" style:parent-style-name="Text_20_body">
      <style:text-properties officeooo:rsid="00178ec9" officeooo:paragraph-rsid="00178ec9"/>
    </style:style>
    <style:style style:name="P4" style:family="paragraph" style:parent-style-name="Text_20_body">
      <style:paragraph-properties style:border-line-width-bottom="0.88mm 0.26mm 0.26mm" fo:padding-left="0mm" fo:padding-right="0mm" fo:padding-top="0mm" fo:padding-bottom="0.74mm" fo:border-left="none" fo:border-right="none" fo:border-top="none" fo:border-bottom="4pt double #000000" style:join-border="false"/>
    </style:style>
    <style:style style:name="P5" style:family="paragraph" style:parent-style-name="Quotations">
      <style:paragraph-properties fo:margin-left="0mm" fo:margin-right="0mm" fo:text-indent="0m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8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тзыв на проект Катехизиса РПЦ</text:h>
      <text:p text:style-name="First_20_paragraph">Общие замечания:</text:p>
      <text:p text:style-name="Text_20_body">Цитаты св. отцов: прп Исаак Сирин (напр на С. 72 - Главы о знании) C76 Слова подвижнические</text:p>
      <text:p text:style-name="Text_20_body"><text:span text:style-name="T3">Мне кажется, д</text:span>опустимы цитаты <text:span text:style-name="T3">только </text:span>из первой части трудов <text:span text:style-name="T3">прп Исаака</text:span>, которые прошли рецепцию начиная с IX века, во-первых через переработку восточно-сирийскими православными справщиками, а во-вторых через долговременную аскетическую практику. Нежелательно использовать цитаты из 2 и последующих частей корпуса текстов св. Исаака, особенно в тех случаях, когда изречения имеют не аскетический, а догматический смысл. <text:span text:style-name="T3">Второй и последующие части корпуса Мар Исхака не прошли такой рецепции в Православии.</text:span></text:p>
      <text:p text:style-name="Text_20_body">В главе о смерти и <text:span text:style-name="T3">Страшном </text:span>суде, С. 72 Души умерших пребывают в ожидании Всеобщего Суда. </text:p>
      <text:p text:style-name="Text_20_body">Совершенно отсутствует упоминание о воздушных препятствиях (т.н. “мытарствах”). Не упоминать о мытарствах и никак не характеризовать отношение Церкви к этому учению означает отдавать толкование этого вопроса на усмотрение отдельных преподавателей Катехизиса. Необходимо упомянуть о том, что есть высказывания отцов как в пользу этого учения (многие из них на поверку оказываются неподлинными), так и противоречащие ему.</text:p>
      <text:p text:style-name="P4"/>
      <text:p text:style-name="Text_20_body"/>
      <text:p text:style-name="P3">С. 5</text:p>
      <text:p text:style-name="P2">“Труд преподобного Иоанна <text:span text:style-name="T3">(Дамаскина) </text:span>состоит из четырех книг”;</text:p>
      <text:p text:style-name="First_20_paragraph">Прот. А. Лауф, ссылаясь на Коттера пишет о том, что “Точное изложение” прп. Иоанна изначально представляло собой “классическую” сотницу. Деление на главы относится к позднему этапу распространения книги.</text:p>
      <text:p text:style-name="Text_20_body">“… издание Коттера показывает, что трактат о ересях первоначально состоял из 100 глав, и”Точное изложение Православной веры" — также работа, состоящая из 100 глав, а разделение на главы было неизвестно в греческой традиции и было введено в латинскую традицию только в XIII веке. (сноска: Kotter 1959, 4-5; Kotter ii. pp xxiii-xxiv) Andrew Louth, St. John Damascene. Tradition and originality in Byzantine Theology. Oxford University Press. 2002., p. 36</text:p>
      <text:p text:style-name="Text_20_body">Хорошо было бы сказать, что труд можно разделить на четыре части <text:span text:style-name="T1">по смыслу</text:span>, что соответствует поздней традиции издания книги. Или вставить вышеприведенное замечание в качестве сноски.</text:p>
      <text:p text:style-name="P5"><text:soft-page-break/>***</text:p>
      <text:p text:style-name="P5">Вера является даром Божиим и одновременно ответным усилием человека на этот дар. (C. 10)</text:p>
      <text:p text:style-name="First_20_paragraph">Мысль выражена стилистически неровно. Фраза запутана. Лучше сказать, что “с одной стороны вера является даром Божиим, а с другой она связана с ответным усилием человека, принявшего дар”.</text:p>
      <text:p text:style-name="P2">“как тем, которых”. С. 11, 2 абзац:</text:p>
      <text:p text:style-name="First_20_paragraph">Лучше: “как тем, кого…, так и тем, кто”</text:p>
      <text:p text:style-name="P2">Сам стал человеком, чтобы примирить человека с Богом и спасти его для вечной жизни. C. 12</text:p>
      <text:p text:style-name="First_20_paragraph">Необходимо исправить: “примирить человека с Собой”.</text:p>
      <text:p text:style-name="P2">или через Своих учеников, а также С. 12</text:p>
      <text:p text:style-name="First_20_paragraph">Необходимо исключить “или”.</text:p>
      <text:p text:style-name="P2">антипод С 13 (противоположность)</text:p>
      <text:p text:style-name="P2">“Человек может не верить… и быть далек” С13 последний абзац 1 главы.</text:p>
      <text:p text:style-name="First_20_paragraph">Лучше “быть далеким”.</text:p>
      <text:p text:style-name="P2">Слово «Библия», которым именуются Священные Писания Ветхого и Нового Заветов, в переводе с греческого означает «книги»; <text:span text:style-name="T2">со временем оно стало употребляться только для обозначения Священного Писания</text:span>. С.15</text:p>
      <text:p text:style-name="First_20_paragraph">Странная фраза. Слово βιβλία продолжало употребляться и в других смыслах, обозначая, напр., сочинения языческих и христианских авторов: Примеры: Basilius Theol., Epistulae (2040: 004), TLG 9.2.2 (о книгах св Дионисия) Joannes Chrysostomus Scr. Eccl., Ad populum Antiochenum (homiliae 1–21) (2062: 024); PG 49.189.49 (о книгах древних философов) Cyrillus Scr. Eccl., Catecheses ad illuminandos 1-18, PG 6.24.1 (о манихейских книгах) Cyrillus Theol., Contra Julianum (lib. 1–2) (4090: 176) (О книгах имп. Юлиана против Евангелий и т.д.) SC 322 Joannes Malalas Chronogr., Chronographia (2871: 001) Page 491, line 19 (о сожжении языческих книг и идолов)</text:p>
      <text:p text:style-name="Text_20_body">С 17. “Неканонические книги” Возможно, лучше использовать более мягкое определение “второканонические”?</text:p>
      <text:p text:style-name="Text_20_body">На более пятидесяти языков народов, окормляемых РПЦ С 20. (<text:span text:style-name="T3">стилистически ужасно</text:span>)</text:p>
      <text:p text:style-name="Text_20_body">С.22 Не совсем понятно, для чего в текст вводится ссылка на порядок соборов в Пидалионе (который все равно до сих пор не переведен на русский язык). Вероятно, об этом следует упомянуть в курсе Канонического права и не перегружать Катехизис лишними сведениями.</text:p>
      <text:p text:style-name="Text_20_body"><text:soft-page-break/>С.23 В середине страницы: “”Мужами апостольскими“… поколение писателей Древней Церкви… принято называть апологетами… поскольку они защищали Церковь от ересей, изъясняли ее учение”.</text:p>
      <text:p text:style-name="Text_20_body">Предлагаю: “от нападок еретиков и язычников…”</text:p>
      <text:p text:style-name="Text_20_body">C39-40 Предлагается толкование дней творения в Августиновском смысле (один день, как тысяча лет). Необходимо упомянуть, что есть точка зрения св. Василия Великого и прп Еферма Сирина которые считали, что дни творения соответствовали по продолжительности нынешним суткам. Лучше учесть точку зрения наших креационистов. В противном случае Катехизис может получить характеристику эволюционистского, либерального проекта.</text:p>
      <text:p text:style-name="Text_20_body">C 43 Цитируется псевдоэпиграф “Слово о исходе души и Страшном Суде”, приписываемое св. Кириллу Александрийскому, которое, по видимому. имеет источником сочинение евхита, Симеона Месопотамского.</text:p>
      <text:p text:style-name="Text_20_body">CC42,43 цитируется “О Божественных именах”, как принадлежащее св Дионисию Ареопагиту. Это также псевдоэпиграф.</text:p>
      <text:p text:style-name="Text_20_body">C44 “По учению святых отцов, отпадение части ангелов от Бога было событием, которое произошло лишь однажды и повториться не может: «Гавриил — ангел и всегда предстоит перед Богом. Сатана — ангел, но полностью отпал от собственного чина. И его (Гавриила) произволение сохраняло в вышних, а последнего (сатану) низвергла свобода воли»”</text:p>
      <text:p text:style-name="Text_20_body">Из приведенной цитаты не следует с необходимостью утверждение о невозможности повторного отпадения ангелов.</text:p>
      <text:p text:style-name="Text_20_body">C 50 “Средоточием духовной жизни человека является сердце. В данном случае под «сердцем» понимается не физический орган, а центр духовно-эмоциональной жизни человека”.</text:p>
      <text:p text:style-name="Text_20_body">Практика умно-сердечной молитве, о которой речь идет в следующем абзаце, связана с сосредоточением ума в совершенно конкретной <text:span text:style-name="T1">телесной</text:span> области. Таким образом, имеем достаточно очевидное противоречие в этом раздел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loext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loext:contextual-spacing="false" fo:text-indent="0m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10-14T22:31:28.031574977</dc:date>
    <meta:editing-duration>PT11M28S</meta:editing-duration>
    <meta:editing-cycles>1</meta:editing-cycles>
    <meta:document-statistic meta:table-count="0" meta:image-count="0" meta:object-count="0" meta:page-count="3" meta:paragraph-count="38" meta:word-count="815" meta:character-count="5796" meta:non-whitespace-character-count="5016"/>
    <meta:generator>LibreOffice/5.3.5.2$Linux_X86_64 LibreOffice_project/30m0$Build-2</meta:generator>
  </office:meta>
</office:document-meta>
</file>